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16173" draw:textarea-horizontal-align="justify" draw:textarea-vertical-align="middle" draw:auto-grow-height="false" fo:min-height="2.833cm" fo:min-width="3.871cm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ed4c05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fill-color="#a1467e" draw:textarea-horizontal-align="justify" draw:textarea-vertical-align="middle" draw:auto-grow-height="false" fo:min-height="2.947cm" fo:min-width="3.87cm"/>
    </style:style>
    <style:style style:name="gr6" style:family="graphic" style:parent-style-name="standard">
      <style:graphic-properties draw:fill-color="#3faf46" draw:textarea-horizontal-align="justify" draw:textarea-vertical-align="middle" draw:auto-grow-height="false" fo:min-height="2.833cm" fo:min-width="3.871cm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2.833cm" fo:min-width="3.87cm"/>
    </style:style>
    <style:style style:name="gr8" style:family="graphic" style:parent-style-name="standard">
      <style:graphic-properties svg:stroke-color="#ffd428" draw:fill-color="#ffd428" draw:textarea-horizontal-align="justify" draw:textarea-vertical-align="middle" draw:auto-grow-height="false" fo:min-height="3.248cm" fo:min-width="0cm"/>
    </style:style>
    <style:style style:name="gr9" style:family="graphic" style:parent-style-name="standard">
      <style:graphic-properties draw:stroke="none" svg:stroke-color="#000000" draw:fill="none" draw:fill-color="#ffffff" fo:min-height="1.031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729fcf" draw:opacity="0%" draw:textarea-horizontal-align="justify" draw:textarea-vertical-align="middle" draw:auto-grow-height="false" fo:min-height="3.253cm" fo:min-width="4.41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de59" draw:marker-start-width="0.321cm" draw:marker-end-width="0.321cm" draw:fill="solid" draw:fill-color="#ffde59" draw:opacity="0%" draw:textarea-horizontal-align="justify" draw:textarea-vertical-align="middle" draw:auto-grow-height="false" fo:min-height="4.445cm" fo:min-width="11.975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ea7500" draw:marker-start-width="0.321cm" draw:marker-end-width="0.321cm" draw:fill="solid" draw:fill-color="#ffde59" draw:opacity="0%" draw:textarea-horizontal-align="justify" draw:textarea-vertical-align="middle" draw:auto-grow-height="false" fo:min-height="4.445cm" fo:min-width="8.971cm" fo:padding-top="0.165cm" fo:padding-bottom="0.165cm" fo:padding-left="0.29cm" fo:padding-right="0.29cm"/>
    </style:style>
    <style:style style:name="P1" style:family="paragraph">
      <loext:graphic-properties draw:fill-color="#e1617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a1467e"/>
      <style:paragraph-properties fo:text-align="center"/>
    </style:style>
    <style:style style:name="P4" style:family="paragraph">
      <loext:graphic-properties draw:fill-color="#3faf46"/>
      <style:paragraph-properties fo:text-align="center"/>
    </style:style>
    <style:style style:name="P5" style:family="paragraph">
      <loext:graphic-properties draw:fill-color="#bbe33d"/>
      <style:paragraph-properties fo:text-align="center"/>
    </style:style>
    <style:style style:name="P6" style:family="paragraph">
      <loext:graphic-properties draw:fill-color="#ffd428"/>
      <style:paragraph-properties fo:text-align="center"/>
    </style:style>
    <style:style style:name="P7" style:family="paragraph">
      <style:text-properties fo:font-size="26pt"/>
    </style:style>
    <style:style style:name="P8" style:family="paragraph">
      <loext:graphic-properties draw:fill="none" draw:fill-color="#ffffff"/>
      <style:paragraph-properties style:writing-mode="lr-tb"/>
      <style:text-properties fo:font-size="26pt"/>
    </style:style>
    <style:style style:name="P9" style:family="paragraph">
      <loext:graphic-properties draw:fill="solid" draw:fill-color="#729fcf" draw:opacity="0%"/>
      <style:paragraph-properties fo:text-align="center"/>
    </style:style>
    <style:style style:name="P10" style:family="paragraph">
      <loext:graphic-properties draw:fill="solid" draw:fill-color="#ffde59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81cm" svg:height="4.359cm" svg:x="8.771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3.385cm" svg:height="2.691cm" draw:transform="skewX (-0.125663706143592) rotate (0.664097780383842) translate (18.8951529224617cm 4.0992683695923cm)" svg:viewBox="0 0 3386 2692" svg:d="M0 2692c7067-3 878-2692 878-2692">
          <text:p/>
        </draw:path>
        <draw:line draw:style-name="gr3" draw:text-style-name="P2" draw:layer="layout" svg:x1="19.895cm" svg:y1="4.103cm" svg:x2="19.277cm" svg:y2="3.013cm">
          <text:p/>
        </draw:line>
        <draw:path draw:style-name="gr4" draw:text-style-name="P2" draw:layer="layout" svg:width="3.384cm" svg:height="2.691cm" draw:transform="skewX (-0.124267442741996) rotate (0.664621379159441) translate (20.3156505396627cm 13.701975124045cm)" svg:viewBox="0 0 3385 2692" svg:d="M0 2692c7067-1 875-2692 875-2692">
          <text:p/>
        </draw:path>
        <draw:line draw:style-name="gr4" draw:text-style-name="P2" draw:layer="layout" svg:x1="21.255cm" svg:y1="13.747cm" svg:x2="20.637cm" svg:y2="12.657cm">
          <text:p/>
        </draw:line>
        <draw:custom-shape draw:style-name="gr5" draw:text-style-name="P3" draw:layer="layout" svg:width="6.18cm" svg:height="4.519cm" svg:x="14.025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6.181cm" svg:height="4.359cm" svg:x="9.271cm" svg:y="13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6.18cm" svg:height="4.359cm" svg:x="14.525cm" svg:y="13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618cm" svg:height="3.997cm" svg:x="15.255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8" draw:layer="layout" svg:width="3.095cm" svg:height="1.281cm" svg:x="15.831cm" svg:y="5.109cm">
          <draw:text-box>
            <text:p text:style-name="P7">Clock</text:p>
          </draw:text-box>
        </draw:frame>
        <draw:frame draw:style-name="gr9" draw:text-style-name="P8" draw:layer="layout" svg:width="3.4cm" svg:height="1.281cm" svg:x="10.183cm" svg:y="5.109cm">
          <draw:text-box>
            <text:p text:style-name="P7">Cycle</text:p>
          </draw:text-box>
        </draw:frame>
        <draw:frame draw:style-name="gr9" draw:text-style-name="P8" draw:layer="layout" svg:width="3.399cm" svg:height="1.281cm" svg:x="10.507cm" svg:y="15.028cm">
          <draw:text-box>
            <text:p text:style-name="P7">Period</text:p>
          </draw:text-box>
        </draw:frame>
        <draw:frame draw:style-name="gr9" draw:text-style-name="P8" draw:layer="layout" svg:width="4.636cm" svg:height="1.281cm" svg:x="15.528cm" svg:y="15.042cm">
          <draw:text-box>
            <text:p text:style-name="P7">Timeless</text:p>
          </draw:text-box>
        </draw:frame>
        <draw:custom-shape draw:style-name="gr10" draw:text-style-name="P9" draw:layer="layout" svg:width="7.06cm" svg:height="5.065cm" svg:x="13.612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7.755cm" svg:height="6.753cm" svg:x="6.75cm" svg:y="1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3.505cm" svg:height="6.753cm" svg:x="8.255cm" svg:y="12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31T18:45:27.946000000</meta:creation-date>
    <dc:date>2021-05-31T19:41:47.688000000</dc:date>
    <meta:editing-duration>PT9M28S</meta:editing-duration>
    <meta:editing-cycles>2</meta:editing-cycles>
    <meta:generator>LibreOffice/7.0.4.2$Windows_X86_64 LibreOffice_project/dcf040e67528d9187c66b2379df5ea4407429775</meta:generator>
    <meta:document-statistic meta:object-count="16"/>
  </office:meta>
</office:document-meta>
</file>